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2bde" officeooo:paragraph-rsid="00212bde" style:font-style-asian="normal" style:font-weight-asian="normal"/>
    </style:style>
    <style:style style:name="P5" style:family="paragraph" style:parent-style-name="Standard">
      <style:text-properties fo:language="en" fo:country="US" officeooo:rsid="00212bde" officeooo:paragraph-rsid="00212bd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  <style:style style:name="T7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7">implement the inventory rollback plugin </text:span>as laid down in appendix A to allow for restoring someone’s items if they die to unfair elements like lag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Eldegron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53-9: To implement the inventory rollback plugin</text:span><text:span text:style-name="T1">]</text:span></text:p>
      <text:p text:style-name="Standard"><text:span text:style-name="T1"/></text:p>
      <text:p text:style-name="P5"><text:span text:style-name="T1">APPENDIX A: Plugin link</text:span></text:p>
      <text:p text:style-name="P5"><text:a xlink:type="simple" xlink:href="https://www.spigotmc.org/resources/inventory-rollback-plus-1-8-1-21-10.85811/" text:style-name="Internet_20_link" text:visited-style-name="Visited_20_Internet_20_Link"><text:span text:style-name="T1">https://www.spigotmc.org/resources/inventory-rollback-plus-1-8-1-21-10.85811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28:27.628424774</dc:date>
    <meta:editing-duration>PT3M22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70" meta:character-count="518" meta:non-whitespace-character-count="459"/>
  </office:meta>
</office:document-meta>
</file>